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___WRD_EMBED_SUB_45" svg:font-family="___WRD_EMBED_SUB_45" style:font-family-generic="swiss" svg:panose-1="0 0 0 0 0 0 0 0 0 0"/>
    <style:font-face style:name="___WRD_EMBED_SUB_40" svg:font-family="___WRD_EMBED_SUB_40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6pt" style:font-size-asian="26pt" style:font-size-complex="26pt"/>
    </style:style>
    <style:style style:name="P3" style:parent-style-name="Default" style:family="paragraph">
      <style:text-properties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" style:parent-style-name="Default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6" style:parent-style-name="Default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7" style:parent-style-name="Default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9" style:parent-style-name="Default" style:family="paragraph">
      <style:text-properties fo:font-size="10.5pt" style:font-size-asian="10.5pt" style:font-size-complex="10.5pt"/>
    </style:style>
    <style:style style:name="P10" style:parent-style-name="Default" style:family="paragraph">
      <style:text-properties fo:font-size="10.5pt" style:font-size-asian="10.5pt" style:font-size-complex="10.5pt"/>
    </style:style>
    <style:style style:name="P11" style:parent-style-name="Default" style:family="paragraph">
      <style:text-properties fo:font-size="10.5pt" style:font-size-asian="10.5pt" style:font-size-complex="10.5pt"/>
    </style:style>
    <style:style style:name="P12" style:parent-style-name="Default" style:family="paragraph">
      <style:text-properties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Default" style:family="paragraph">
      <style:text-properties fo:font-size="10.5pt" style:font-size-asian="10.5pt" style:font-size-complex="10.5pt"/>
    </style:style>
    <style:style style:name="P17" style:parent-style-name="Default" style:family="paragraph">
      <style:text-properties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9" style:parent-style-name="Default" style:family="paragraph">
      <style:paragraph-properties fo:margin-bottom="0.0437in"/>
      <style:text-properties style:font-name="___WRD_EMBED_SUB_40" style:font-name-complex="___WRD_EMBED_SUB_40" fo:font-size="10.5pt" style:font-size-asian="10.5pt" style:font-size-complex="10.5pt"/>
    </style:style>
    <style:style style:name="P20" style:parent-style-name="Default" style:family="paragraph">
      <style:paragraph-properties fo:margin-bottom="0.0437in"/>
      <style:text-properties style:font-name="___WRD_EMBED_SUB_40" style:font-name-complex="___WRD_EMBED_SUB_40" fo:font-size="10.5pt" style:font-size-asian="10.5pt" style:font-size-complex="10.5pt"/>
    </style:style>
    <style:style style:name="P21" style:parent-style-name="Default" style:family="paragraph">
      <style:paragraph-properties fo:margin-bottom="0.0437in"/>
    </style:style>
    <style:style style:name="T22" style:parent-style-name="DefaultParagraphFont" style:family="text">
      <style:text-properties style:font-name="___WRD_EMBED_SUB_40" style:font-name-complex="___WRD_EMBED_SUB_40" fo:font-size="10.5pt" style:font-size-asian="10.5pt" style:font-size-complex="10.5pt"/>
    </style:style>
    <style:style style:name="T23" style:parent-style-name="DefaultParagraphFont" style:family="text">
      <style:text-properties fo:font-size="10.5pt" style:font-size-asian="10.5pt" style:font-size-complex="10.5pt"/>
    </style:style>
    <style:style style:name="P24" style:parent-style-name="Default" style:family="paragraph">
      <style:paragraph-properties fo:margin-bottom="0.0437in"/>
      <style:text-properties style:font-name="___WRD_EMBED_SUB_40" style:font-name-complex="___WRD_EMBED_SUB_40" fo:font-size="10.5pt" style:font-size-asian="10.5pt" style:font-size-complex="10.5pt"/>
    </style:style>
    <style:style style:name="P25" style:parent-style-name="Default" style:family="paragraph">
      <style:paragraph-properties fo:margin-bottom="0.0437in"/>
      <style:text-properties style:font-name="___WRD_EMBED_SUB_40" style:font-name-complex="___WRD_EMBED_SUB_40" fo:font-size="10.5pt" style:font-size-asian="10.5pt" style:font-size-complex="10.5pt"/>
    </style:style>
    <style:style style:name="T26" style:parent-style-name="DefaultParagraphFont" style:family="text">
      <style:text-properties style:font-name="___WRD_EMBED_SUB_40" style:font-name-complex="___WRD_EMBED_SUB_40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/>
      <text:p text:style-name="Default"><text:s/><text:span text:style-name="T2">Project 1<text:s/></text:span></text:p>
      <text:p text:style-name="P3">Natural Language Processing<text:s/></text:p>
      <text:p text:style-name="Default"><text:span text:style-name="T4">Project Description:<text:s/></text:span></text:p>
      <text:p text:style-name="P5"/>
      <text:p text:style-name="P6">Generate Word Embeddings and retrieve outputs of each layer with Keras based on the Classification<text:s/></text:p>
      <text:p text:style-name="P7">task</text:p>
      <text:p text:style-name="Default"><text:span text:style-name="T8"><text:s/></text:span></text:p>
      <text:p text:style-name="P9">Word embeddings are a type of word representation that allows words with similar meaning to have a similar representation.<text:s/></text:p>
      <text:p text:style-name="P10">It is a distributed representation for the text that is perhaps one of the key breakthroughs for the impressive performance of deep learning methods on challenging natural language processing problems.<text:s/></text:p>
      <text:p text:style-name="P11">We will use the IMDb dataset to learn word embeddings as we train our dataset. This dataset contains 25,000 movie reviews from IMDB, labeled with a sentiment (positive or negative).<text:s/></text:p>
      <text:p text:style-name="P12"/>
      <text:p text:style-name="Default"><text:span text:style-name="T13">Dataset :</text:span></text:p>
      <text:p text:style-name="Default"><text:span text:style-name="T14">The<text:s/></text:span><text:span text:style-name="T15">Dataset of 25,000 movie reviews from IMDB, labeled by sentiment (positive/negative). Reviews have been preprocessed, and each review is encoded as a sequence of word indexes (integers). For convenience, the words are indexed by their frequency in the dataset, meaning the for that has index 1 is the most frequent word. Use the first 20 words from each review to speed up training, using a max vocab size of 10,000.<text:s/></text:span></text:p>
      <text:p text:style-name="P16">As a convention, "0" does not stand for a specific word, but instead is used to encode any unknown word.<text:s/></text:p>
      <text:p text:style-name="P17"/>
      <text:p text:style-name="Default"><text:span text:style-name="T18">Overview<text:s/></text:span></text:p>
      <text:p text:style-name="P19">1. Import test and train data<text:s/></text:p>
      <text:p text:style-name="P20">2. Import the labels ( train and test)<text:s/></text:p>
      <text:p text:style-name="P21"><text:span text:style-name="T22">3.<text:s/></text:span><text:span text:style-name="T23">Get the word index and then Create a key-value pair for word and word_id<text:s/></text:span></text:p>
      <text:p text:style-name="P24">4. Build a Sequential Model using Keras for the Sentiment Classification task<text:s/></text:p>
      <text:p text:style-name="P25">5. Report the Accuracy of the model <text:s/></text:p>
      <text:p text:style-name="Default"><text:span text:style-name="T26">6.<text:s/></text:span><text:span text:style-name="T27">Retrieve the output of each layer in Keras for a given single test sample from the trained model you built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___WRD_EMBED_SUB_45" svg:font-family="___WRD_EMBED_SUB_45" style:font-family-generic="swiss" svg:panose-1="0 0 0 0 0 0 0 0 0 0"/>
    <style:font-face style:name="___WRD_EMBED_SUB_40" svg:font-family="___WRD_EMBED_SUB_40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___WRD_EMBED_SUB_45" style:font-name-complex="___WRD_EMBED_SUB_45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ke, Kranti</meta:initial-creator>
    <dc:creator>Walke, Kranti</dc:creator>
    <meta:creation-date>2020-10-14T14:05:00Z</meta:creation-date>
    <dc:date>2020-10-14T14:11:00Z</dc:date>
    <meta:template xlink:href="Normal" xlink:type="simple"/>
    <meta:editing-cycles>1</meta:editing-cycles>
    <meta:editing-duration>PT360S</meta:editing-duration>
    <meta:user-defined meta:name="MSIP_Label_e463cba9-5f6c-478d-9329-7b2295e4e8ed_Enabled">true</meta:user-defined>
    <meta:user-defined meta:name="MSIP_Label_e463cba9-5f6c-478d-9329-7b2295e4e8ed_SetDate">2020-10-14T14:05:55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a97b7a4f-6724-476e-9f83-0000c0329058</meta:user-defined>
    <meta:user-defined meta:name="MSIP_Label_e463cba9-5f6c-478d-9329-7b2295e4e8ed_ContentBits">0</meta:user-defined>
    <meta:document-statistic meta:page-count="1" meta:paragraph-count="3" meta:word-count="239" meta:character-count="1604" meta:row-count="11" meta:non-whitespace-character-count="1368"/>
  </office:meta>
</office:document-meta>
</file>